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0.0882in"/>
    </style:style>
    <style:style style:name="co9" style:family="table-column">
      <style:table-column-properties fo:break-before="auto" style:column-width="4.9661in"/>
    </style:style>
    <style:style style:name="co10" style:family="table-column">
      <style:table-column-properties fo:break-before="auto" style:column-width="0.1209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49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/>
          <table:table-cell office:value-type="string" calcext:value-type="string">
            <text:p>-----------------------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q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l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h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q</text:p>
          </table:table-cell>
          <table:table-cell office:value-type="string" calcext:value-type="string">
            <text:p>atip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7"/>
          <table:table-cell office:value-type="string" calcext:value-type="string">
            <text:p>Generación = producción, paqarichiy, kamay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7"/>
          <table:table-cell office:value-type="string" calcext:value-type="string">
            <text:p>General = universal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q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y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'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y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lqa</text:p>
          </table:table-cell>
          <table:table-cell office:value-type="string" calcext:value-type="string">
            <text:p>p'al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m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9"/>
          <table:table-cell office:value-type="string" calcext:value-type="string">
            <text:p>ocurrenci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 kaq</text:p>
          </table:table-cell>
          <table:table-cell table:number-columns-repeated="9"/>
          <table:table-cell office:value-type="string" calcext:value-type="string">
            <text:p>pachkay? Que es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'u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chkha ruruchiq</text:p>
          </table:table-cell>
          <table:table-cell/>
          <table:table-cell office:value-type="string" calcext:value-type="string">
            <text:p>achkha paqar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8"/>
          <table:table-cell office:value-type="string" calcext:value-type="string">
            <text:p>inicial, la letra, huk ñiqin qillq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9"/>
          <table:table-cell office:value-type="string" calcext:value-type="string">
            <text:p>adjetivo, hombre inspirado, <text:s/>yuyay kanchariQ runa? O yuyay kanchariy ru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q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9"/>
          <table:table-cell office:value-type="string" calcext:value-type="string">
            <text:p>realmente necesita -manta? Un poco raro..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1"/>
          <table:table-cell office:value-type="string" calcext:value-type="string">
            <text:p>di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"/>
          <table:table-cell office:value-type="string" calcext:value-type="string">
            <text:p>traduccion de lengua, legua = tupu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q</text:p>
          </table:table-cell>
          <table:table-cell table:style-name="ce1" office:value-type="string" calcext:value-type="string">
            <text:p>kama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q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 ??</text:p>
          </table:table-cell>
          <table:table-cell table:style-name="ce1"/>
          <table:table-cell office:value-type="string" calcext:value-type="string">
            <text:p>simikuna <text:s/>ya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7"/>
          <table:table-cell office:value-type="string" calcext:value-type="string">
            <text:p>Ch'iti = buch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asqamanta yachay (ciencia)</text:p>
          </table:table-cell>
          <table:table-cell table:number-columns-repeated="2"/>
          <table:table-cell office:value-type="string" calcext:value-type="string">
            <text:p>munay qillqasqa (obra)</text:p>
          </table:table-cell>
          <table:table-cell table:number-columns-repeated="8"/>
          <table:table-cell office:value-type="string" calcext:value-type="string">
            <text:p>qillqakamay? -manta con yach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q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1"/>
          <table:table-cell office:value-type="string" calcext:value-type="string">
            <text:p>T'aya = barbecho (dicc AMLQ), t'all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mpi</text:p>
          </table:table-cell>
          <table:table-cell table:number-columns-repeated="11"/>
          <table:table-cell office:value-type="string" calcext:value-type="string">
            <text:p>---------------------------------------------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p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p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p</text:p>
          </table:table-cell>
          <table:table-cell office:value-type="string" calcext:value-type="string">
            <text:p>rik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p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unalla kaq (en la natuiraleza)</text:p>
          </table:table-cell>
          <table:table-cell table:number-columns-repeated="2"/>
          <table:table-cell office:value-type="string" calcext:value-type="string">
            <text:p>runaq kayninmanta (humana)</text:p>
          </table:table-cell>
          <table:table-cell table:number-columns-repeated="2"/>
          <table:table-cell office:value-type="string" calcext:value-type="string">
            <text:p>tukuy imayman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p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p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p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p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'i</text:p>
          </table:table-cell>
          <table:table-cell office:value-type="string" calcext:value-type="string">
            <text:p>qillqa r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n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n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p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qi chaskip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n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p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n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ap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o</text:p>
          </table:table-cell>
          <table:table-cell office:value-type="string" calcext:value-type="string">
            <text:p>pan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1"/>
          <table:table-cell table:style-name="ce1" office:value-type="string" calcext:value-type="string">
            <text:p>qillqa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3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10:06:50.982504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03T14:59:36.890958882</dc:date>
    <meta:generator>LibreOffice/4.1.5.3$Linux_X86_64 LibreOffice_project/410m0$Build-3</meta:generator>
    <meta:editing-duration>PT17H41M34S</meta:editing-duration>
    <meta:editing-cycles>113</meta:editing-cycles>
    <meta:document-statistic meta:table-count="6" meta:cell-count="2833" meta:object-count="0"/>
  </office:meta>
</office:document-meta>
</file>